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fo:font-size="10pt" fo:font-style="italic" style:font-size-asian="10pt" style:font-style-asian="italic" style:font-size-complex="10pt" style:font-style-complex="italic"/>
    </style:style>
    <style:style style:name="P2" style:family="paragraph" style:parent-style-name="Standard">
      <style:text-properties style:font-name="Calibri"/>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list-style-name="L1"/>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09 – Archivo Serializado (App Gestión de Clietnes)</text:p>
      <text:p text:style-name="P2"/>
      <text:p text:style-name="P2">El programa consta de tres Clases:</text:p>
      <text:p text:style-name="P2"/>
      <text:list xml:id="list810174587164829229" text:style-name="L1">
        <text:list-item>
          <text:p text:style-name="P4"><text:span text:style-name="T2">Cliente:</text:span><text:span text:style-name="T3"> A través de esta clase se crea el objeto cliente.</text:span></text:p>
          <text:p text:style-name="P4"><text:span text:style-name="T3">Esta clase tiene dos constructores, uno que pide pasarle como parámetros todos los atributos de la clase, y otro "auxiliar" que solo necesita el NIF, éste último será el que se usará para realizar buscadas en el archivo. Para este mismo fin, la clase, tiene un método equals() que realiza la comparación a través del atributo NIF.</text:span></text:p>
        </text:list-item>
        <text:list-item>
          <text:p text:style-name="P4"><text:span text:style-name="T2">AppClientes</text:span><text:span text:style-name="T1">: Se encarga de crear y gestionar el menú, además de solicitar los datos necesarios para dar de alta un cliente.</text:span></text:p>
          <text:p text:style-name="P4"><text:span text:style-name="T1">Para crear un nuevo cliente esta clase tiene un método especifico para ello, que solicita al usuario y almacena la información en un HasMap, que se instancia como parámetro de la clase, el método devuelve el HashMap y el programa extrae la información de el para llamar al constructor principal de la clase cliente.</text:span></text:p>
          <text:p text:style-name="P4"><text:span text:style-name="T1">Para realizar cualquier operación primero se asegura de la existencia del archivo "clientes.dat", si no existe imprime un aviso para el usuario y vuelve al menú princip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íctor Visús García<text:tab/><text:tab/>Tarea 09 – Archivo Serializad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28S</meta:editing-duration>
    <meta:editing-cycles>4</meta:editing-cycles>
    <meta:generator>OpenOffice/4.1.9$Win32 OpenOffice.org_project/419m1$Build-9805</meta:generator>
    <dc:date>2021-04-06T20:59:51.78</dc:date>
    <meta:document-statistic meta:table-count="0" meta:image-count="0" meta:object-count="0" meta:page-count="1" meta:paragraph-count="8" meta:word-count="198" meta:character-count="1143"/>
    <meta:user-defined meta:name="Info 1"/>
    <meta:user-defined meta:name="Info 2"/>
    <meta:user-defined meta:name="Info 3"/>
    <meta:user-defined meta:name="Info 4"/>
  </office:meta>
</office:document-meta>
</file>